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vertical-align="middle"/>
    </style:style>
    <style:style style:name="gr2" style:family="graphic" style:parent-style-name="standard">
      <style:graphic-properties draw:stroke="none" draw:fill="none" draw:textarea-vertical-align="middle" draw:auto-grow-height="false" fo:min-height="0.638cm" fo:padding-top="0cm" fo:padding-bottom="0cm" fo:padding-left="0cm" fo:padding-right="0cm"/>
    </style:style>
    <style:style style:name="gr3" style:family="graphic" style:parent-style-name="objectwithoutfill">
      <style:graphic-properties draw:marker-end="Arrow" draw:marker-end-width="0.1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8pt" style:font-size-asian="18pt" style:font-size-complex="18pt"/>
    </style:style>
    <style:style style:name="P2" style:family="paragraph">
      <loext:graphic-properties draw:fill-color="#eeeeee"/>
      <style:paragraph-properties fo:text-align="center"/>
      <style:text-properties fo:font-size="8pt" style:font-size-asian="18pt" style:font-size-complex="18pt"/>
    </style:style>
    <style:style style:name="P3" style:family="paragraph">
      <style:paragraph-properties fo:text-align="start"/>
      <style:text-properties fo:font-size="8pt" style:font-size-asian="18pt" style:font-size-complex="18pt"/>
    </style:style>
    <style:style style:name="P4" style:family="paragraph">
      <loext:graphic-properties draw:fill="none"/>
      <style:paragraph-properties fo:text-align="start"/>
      <style:text-properties fo:font-size="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6cm" svg:height="0.8cm" svg:x="9.61cm" svg:y="0.81cm" draw:corner-radius="0.1cm">
          <text:p text:style-name="P1">Scene composition</text:p>
          <text:p text:style-name="P1">(sec. 4)</text:p>
        </draw:rect>
        <draw:rect draw:style-name="gr1" draw:text-style-name="P2" draw:layer="layout" svg:width="2.6cm" svg:height="0.8cm" svg:x="6.31cm" svg:y="1.61cm" draw:corner-radius="0.1cm">
          <text:p text:style-name="P1">Scene rendering</text:p>
          <text:p text:style-name="P1">(sec. 4)</text:p>
        </draw:rect>
        <draw:rect draw:style-name="gr1" draw:text-style-name="P2" draw:layer="layout" svg:width="2.6cm" svg:height="0.8cm" svg:x="6.31cm" svg:y="0.01cm" draw:corner-radius="0.1cm">
          <text:p text:style-name="P1">Image projection</text:p>
          <text:p text:style-name="P1">(sec. 2)</text:p>
        </draw:rect>
        <draw:rect draw:style-name="gr1" draw:text-style-name="P2" draw:layer="layout" svg:width="2.6cm" svg:height="0.8cm" svg:x="2.41cm" svg:y="0.01cm" draw:corner-radius="0.1cm">
          <text:p text:style-name="P1">Image selection</text:p>
          <text:p text:style-name="P1">(sec. 3)</text:p>
        </draw:rect>
        <draw:frame draw:style-name="gr2" draw:text-style-name="P4" draw:layer="layout" svg:width="2.4cm" svg:height="0.4cm" svg:x="0.01cm" svg:y="0.01cm">
          <draw:text-box>
            <text:p text:style-name="P3">Images collection</text:p>
          </draw:text-box>
        </draw:frame>
        <draw:frame draw:style-name="gr2" draw:text-style-name="P4" draw:layer="layout" svg:width="2.4cm" svg:height="0.8cm" svg:x="0.01cm" svg:y="0.81cm">
          <draw:text-box>
            <text:p text:style-name="P3">Camera pose</text:p>
            <text:p text:style-name="P3">and parameters</text:p>
          </draw:text-box>
        </draw:frame>
        <draw:line draw:style-name="gr3" draw:text-style-name="P5" draw:layer="layout" svg:x1="0.01cm" svg:y1="0.41cm" svg:x2="2.41cm" svg:y2="0.41cm">
          <text:p/>
        </draw:line>
        <draw:line draw:style-name="gr4" draw:text-style-name="P5" draw:layer="layout" svg:x1="0.01cm" svg:y1="1.21cm" svg:x2="7.61cm" svg:y2="1.21cm">
          <text:p/>
        </draw:line>
        <draw:line draw:style-name="gr3" draw:text-style-name="P5" draw:layer="layout" svg:x1="3.71cm" svg:y1="1.21cm" svg:x2="3.7cm" svg:y2="0.81cm">
          <text:p/>
        </draw:line>
        <draw:line draw:style-name="gr3" draw:text-style-name="P5" draw:layer="layout" svg:x1="7.61cm" svg:y1="1.41cm" svg:x2="7.61cm" svg:y2="1.61cm">
          <text:p/>
        </draw:line>
        <draw:frame draw:style-name="gr2" draw:text-style-name="P4" draw:layer="layout" svg:width="1.41cm" svg:height="0.4cm" svg:x="4.7cm" svg:y="1.61cm">
          <draw:text-box>
            <text:p text:style-name="P3">3D scene</text:p>
          </draw:text-box>
        </draw:frame>
        <draw:line draw:style-name="gr3" draw:text-style-name="P5" draw:layer="layout" svg:x1="4.71cm" svg:y1="2.01cm" svg:x2="6.31cm" svg:y2="2.01cm">
          <text:p/>
        </draw:line>
        <draw:line draw:style-name="gr3" draw:text-style-name="P5" draw:layer="layout" svg:x1="5.01cm" svg:y1="0.41cm" svg:x2="6.31cm" svg:y2="0.41cm">
          <text:p/>
        </draw:line>
        <draw:frame draw:style-name="gr2" draw:text-style-name="P6" draw:layer="layout" svg:width="1.3cm" svg:height="0.8cm" svg:x="4.91cm" svg:y="0.01cm">
          <draw:text-box>
            <text:p text:style-name="P1">Single</text:p>
            <text:p text:style-name="P1">image</text:p>
          </draw:text-box>
        </draw:frame>
        <draw:line draw:style-name="gr3" draw:text-style-name="P5" draw:layer="layout" svg:x1="7.61cm" svg:y1="1.41cm" svg:x2="7.61cm" svg:y2="0.81cm">
          <text:p/>
        </draw:line>
        <draw:line draw:style-name="gr3" draw:text-style-name="P5" draw:layer="layout" svg:x1="10.91cm" svg:y1="0.41cm" svg:x2="10.91cm" svg:y2="0.81cm">
          <text:p/>
        </draw:line>
        <draw:line draw:style-name="gr4" draw:text-style-name="P5" draw:layer="layout" svg:x1="8.91cm" svg:y1="0.41cm" svg:x2="10.91cm" svg:y2="0.41cm">
          <text:p/>
        </draw:line>
        <draw:frame draw:style-name="gr2" draw:text-style-name="P6" draw:layer="layout" svg:width="1.3cm" svg:height="0.8cm" svg:x="9.2cm" svg:y="0.01cm">
          <draw:text-box>
            <text:p text:style-name="P1">Projected</text:p>
            <text:p text:style-name="P1">image</text:p>
          </draw:text-box>
        </draw:frame>
        <draw:frame draw:style-name="gr2" draw:text-style-name="P6" draw:layer="layout" svg:width="1.3cm" svg:height="0.8cm" svg:x="9.2cm" svg:y="1.61cm">
          <draw:text-box>
            <text:p text:style-name="P1">Rendered</text:p>
            <text:p text:style-name="P1">objects</text:p>
          </draw:text-box>
        </draw:frame>
        <draw:line draw:style-name="gr3" draw:text-style-name="P5" draw:layer="layout" svg:x1="10.91cm" svg:y1="2.01cm" svg:x2="10.91cm" svg:y2="1.61cm">
          <text:p/>
        </draw:line>
        <draw:line draw:style-name="gr4" draw:text-style-name="P5" draw:layer="layout" svg:x1="8.91cm" svg:y1="2.01cm" svg:x2="10.91cm" svg:y2="2.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cm" fo:margin-bottom="0.01cm" fo:margin-left="0.01cm" fo:margin-right="0.01cm" fo:page-width="12.22cm" fo:page-height="2.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5T18:15:19.457356211</meta:creation-date>
    <dc:date>2020-03-15T19:15:05.173270977</dc:date>
    <meta:editing-duration>PT18M36S</meta:editing-duration>
    <meta:editing-cycles>4</meta:editing-cycles>
    <meta:generator>LibreOffice/5.1.6.2$Linux_X86_64 LibreOffice_project/10m0$Build-2</meta:generator>
    <meta:document-statistic meta:object-count="21"/>
  </office:meta>
</office:document-meta>
</file>